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</office:automatic-styles>
  <office:body>
    <office:text text:use-soft-page-breaks="true">
      <text:p text:style-name="P1">Versionhallinta windowssissa( ilman editoria)</text:p>
      <text:p text:style-name="Standard"/>
      <text:p text:style-name="Standard">Tarvitaan Github-clientti, jolla saadaan yhteys GitHub-palveluun…</text:p>
      <text:p text:style-name="Standard"/>
      <text:p text:style-name="Standard"><text:a xlink:href="https://desktop.github.com/" office:target-frame-name="_top" xlink:show="replace">https://desktop.github.com/</text:a></text:p>
      <text:p text:style-name="Standard"/>
      <text:p text:style-name="Standard">Windows clientin asennus ei vaadi pääkäyttäjän oikeuksia.</text:p>
      <text:p text:style-name="Standard"/>
      <text:p text:style-name="Standard">Lähteet: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zh" style:country-asian="CN" style:language-complex="hi" style:country-complex="IN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ka Saari</dc:creator>
    <meta:creation-date>2017-08-30T09:29:00Z</meta:creation-date>
    <dc:date>2018-09-03T08:33:00Z</dc:date>
    <meta:template xlink:href="Normal" xlink:type="simple"/>
    <meta:editing-cycles>2</meta:editing-cycles>
    <meta:editing-duration>PT240S</meta:editing-duration>
    <meta:document-statistic meta:page-count="1" meta:paragraph-count="1" meta:word-count="28" meta:character-count="256" meta:row-count="1" meta:non-whitespace-character-count="229"/>
  </office:meta>
</office:document-meta>
</file>